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282cm" fo:margin-left="0.328cm" fo:margin-right="1.39cm" table:align="margins"/>
    </style:style>
    <style:style style:name="表格1.A" style:family="table-column">
      <style:table-column-properties style:column-width="15.282cm" style:rel-column-width="8664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15.088cm" table:align="margins"/>
    </style:style>
    <style:style style:name="表格2.A" style:family="table-column">
      <style:table-column-properties style:column-width="4.276cm" style:rel-column-width="2424*"/>
    </style:style>
    <style:style style:name="表格2.B" style:family="table-column">
      <style:table-column-properties style:column-width="10.813cm" style:rel-column-width="6130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margin-top="0cm" fo:margin-bottom="0cm"/>
    </style:style>
    <style:style style:name="T1" style:family="text">
      <style:text-properties fo:color="#000000" style:font-name="Arial Black"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Supplier Name</text:p>
                </table:table-cell>
                <table:table-cell table:style-name="表格2.B1" office:value-type="string">
                  <text:p text:style-name="P4"><text:span text:style-name="T1">SHENZHEN MULTILAYER PCB TECHNOLOGY CO.LTD.</text:span></text:p>
                  <text:p text:style-name="P4"><text:span text:style-name="T1"/></text:p>
                </table:table-cell>
              </table:table-row>
              <table:table-row>
                <table:table-cell table:style-name="表格2.A2" office:value-type="string">
                  <text:p text:style-name="Table_20_Contents">Customer Nam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Order No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ark No &amp;Iss No</text:p>
                </table:table-cell>
                <table:table-cell table:style-name="表格2.B2" office:value-type="string">
                  <text:p text:style-name="Table_20_Contents">Issue_______</text:p>
                </table:table-cell>
              </table:table-row>
              <table:table-row>
                <table:table-cell table:style-name="表格2.A2" office:value-type="string">
                  <text:p text:style-name="Table_20_Contents">Qty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Weight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Box/Carton Siz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Box/Carton No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Date Cod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4:32:42.42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2" meta:word-count="25" meta:character-count="174"/>
  </office:meta>
</office:document-meta>
</file>